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conio.h&gt;</text:p>
      <text:p text:style-name="Standard">#include&lt;string.h&gt;</text:p>
      <text:p text:style-name="Standard"/>
      <text:p text:style-name="Standard">//using macro</text:p>
      <text:p text:style-name="Standard">#define ESC 27</text:p>
      <text:p text:style-name="Standard">#define L 59</text:p>
      <text:p text:style-name="Standard">#define S 60</text:p>
      <text:p text:style-name="Standard"/>
      <text:p text:style-name="Standard">//CREATING FUNCTIONS</text:p>
      <text:p text:style-name="Standard"/>
      <text:p text:style-name="Standard">void signup(void);</text:p>
      <text:p text:style-name="Standard">void login(void);</text:p>
      <text:p text:style-name="Standard"/>
      <text:p text:style-name="Standard">struct{</text:p>
      <text:p text:style-name="Standard">char password[20];</text:p>
      <text:p text:style-name="Standard">char username[20];</text:p>
      <text:p text:style-name="Standard">}f;</text:p>
      <text:p text:style-name="Standard"/>
      <text:p text:style-name="Standard">FILE*fp //FILE data type, used to write data in the file</text:p>
      <text:p text:style-name="Standard"/>
      <text:p text:style-name="Standard">void main()</text:p>
      <text:p text:style-name="Standard">{</text:p>
      <text:p text:style-name="Standard">int ch;</text:p>
      <text:p text:style-name="Standard">while(1)</text:p>
      <text:p text:style-name="Standard">{</text:p>
      <text:p text:style-name="Standard">clrscr();</text:p>
      <text:p text:style-name="Standard">gotoxy(20,5); //used to set the location of your code o/p.</text:p>
      <text:p text:style-name="Standard">printf("-----------Jai Mata Di----------------");</text:p>
      <text:p text:style-name="Standard">gotoxy(28,7);</text:p>
      <text:p text:style-name="Standard">printf("Hey there");</text:p>
      <text:p text:style-name="Standard">gotoxy(28,9);</text:p>
      <text:p text:style-name="Standard">printf("Press L for Login");</text:p>
      <text:p text:style-name="Standard">gotoxy(28,11);</text:p>
      <text:p text:style-name="Standard">printf("Press S for Sign Up");</text:p>
      <text:p text:style-name="Standard">gotoxy(28,13);</text:p>
      <text:p text:style-name="Standard">printf("Press ESC for Exit");</text:p>
      <text:p text:style-name="Standard">gotoxy(20,15);</text:p>
      <text:p text:style-name="Standard">printf("------*---*------*------*--------\n);</text:p>
      <text:p text:style-name="Standard">getchar();</text:p>
      <text:p text:style-name="Standard">ch=getch();</text:p>
      <text:p text:style-name="Standard">switch(ch);</text:p>
      <text:p text:style-name="Standard">{</text:p>
      <text:p text:style-name="Standard">case L;</text:p>
      <text:p text:style-name="Standard">clrscr();</text:p>
      <text:p text:style-name="Standard">goto(10,14);</text:p>
      <text:p text:style-name="Standard">for(int i=0;i&lt;40;i++)</text:p>
      <text:p text:style-name="Standard">{</text:p>
      <text:p text:style-name="Standard">printf("*");</text:p>
      <text:p text:style-name="Standard">delay(40);</text:p>
      <text:p text:style-name="Standard">}</text:p>
      <text:p text:style-name="Standard">login();</text:p>
      <text:p text:style-name="Standard"><text:soft-page-break/>break;</text:p>
      <text:p text:style-name="Standard">case S;</text:p>
      <text:p text:style-name="Standard">clrscr();</text:p>
      <text:p text:style-name="Standard">goto(10,14);</text:p>
      <text:p text:style-name="Standard">for(int i=0;i&lt;40;i++)</text:p>
      <text:p text:style-name="Standard">{</text:p>
      <text:p text:style-name="Standard">printf("*");</text:p>
      <text:p text:style-name="Standard">delay(40);</text:p>
      <text:p text:style-name="Standard">}</text:p>
      <text:p text:style-name="Standard">signup();</text:p>
      <text:p text:style-name="Standard">break;</text:p>
      <text:p text:style-name="Standard">case ESC;</text:p>
      <text:p text:style-name="Standard">exit(0);</text:p>
      <text:p text:style-name="Standard">break;</text:p>
      <text:p text:style-name="Standard">}</text:p>
      <text:p text:style-name="Standard">}//while ends</text:p>
      <text:p text:style-name="Standard">getch();</text:p>
      <text:p text:style-name="Standard"/>
      <text:p text:style-name="Standard"/>
      <text:p text:style-name="Standard"/>
      <text:p text:style-name="Standard">void login()</text:p>
      <text:p text:style-name="Standard">{</text:p>
      <text:p text:style-name="Standard">int c;</text:p>
      <text:p text:style-name="Standard">char username[20];</text:p>
      <text:p text:style-name="Standard">char pass[20];</text:p>
      <text:p text:style-name="Standard">char chkp;</text:p>
      <text:p text:style-name="Standard">char chku;</text:p>
      <text:p text:style-name="Standard"/>
      <text:p text:style-name="Standard">clrscr();</text:p>
      <text:p text:style-name="Standard">gotoxy(23,5);</text:p>
      <text:p text:style-name="Standard">printf("------------Login Zone--------------");</text:p>
      <text:p text:style-name="Standard">gotoxy(23,7);</text:p>
      <text:p text:style-name="Standard"/>
      <text:p text:style-name="Standard">fp = fopen("record.bin","rb");</text:p>
      <text:p text:style-name="Standard"/>
      <text:p text:style-name="Standard">printf("Enter Username <text:s/>:");</text:p>
      <text:p text:style-name="Standard">gets(username);</text:p>
      <text:p text:style-name="Standard">gotoxy(23,9);</text:p>
      <text:p text:style-name="Standard">printf("Enter Password <text:s text:c="4"/>:");</text:p>
      <text:p text:style-name="Standard"/>
      <text:p text:style-name="Standard">for(int i=0;c=getch()!=13;i++)</text:p>
      <text:p text:style-name="Standard">{</text:p>
      <text:p text:style-name="Standard">pass[i]=c;</text:p>
      <text:p text:style-name="Standard">printf("*");</text:p>
      <text:p text:style-name="Standard">}</text:p>
      <text:p text:style-name="Standard">pass[i]='\o';</text:p>
      <text:p text:style-name="Standard">while(!feof(fp));</text:p>
      <text:p text:style-name="Standard">{</text:p>
      <text:p text:style-name="Standard">fread(&amp;s,sizeof(s),1,fp);</text:p>
      <text:p text:style-name="Standard"/>
      <text:p text:style-name="Standard">chku=strcmp(username,s.username);</text:p>
      <text:p text:style-name="Standard">chkp=strcmp(pass,s.password);</text:p>
      <text:p text:style-name="Standard"><text:soft-page-break/></text:p>
      <text:p text:style-name="Standard">if(chku==o&amp;&amp;chkp!=o)</text:p>
      <text:p text:style-name="Standard">{</text:p>
      <text:p text:style-name="Standard">printf("Invalid Password!!!!!!!!!");</text:p>
      <text:p text:style-name="Standard">break;</text:p>
      <text:p text:style-name="Standard">}</text:p>
      <text:p text:style-name="Standard">else ifchku!==o&amp;&amp;chkp==o)</text:p>
      <text:p text:style-name="Standard">{</text:p>
      <text:p text:style-name="Standard">printf("Invalid username");</text:p>
      <text:p text:style-name="Standard">break;</text:p>
      <text:p text:style-name="Standard">}</text:p>
      <text:p text:style-name="Standard">else if(chku==o&amp;&amp;chkp==o)</text:p>
      <text:p text:style-name="Standard">{</text:p>
      <text:p text:style-name="Standard">clrscr()</text:p>
      <text:p text:style-name="Standard">gotoxy(20,10);</text:p>
      <text:p text:style-name="Standard">printf("--Hello %s Welcome Here--",s.username);</text:p>
      <text:p text:style-name="Standard">break;</text:p>
      <text:p text:style-name="Standard"/>
      <text:p text:style-name="Standard">}</text:p>
      <text:p text:style-name="Standard">getch();</text:p>
      <text:p text:style-name="Standard">}</text:p>
      <text:p text:style-name="Standard"/>
      <text:p text:style-name="Standard">/*</text:p>
      <text:p text:style-name="Standard">void login()</text:p>
      <text:p text:style-name="Standard">{</text:p>
      <text:p text:style-name="Standard">int c;</text:p>
      <text:p text:style-name="Standard">char username[20];</text:p>
      <text:p text:style-name="Standard">char pass[20];</text:p>
      <text:p text:style-name="Standard">char chkp;</text:p>
      <text:p text:style-name="Standard">char chku;</text:p>
      <text:p text:style-name="Standard"/>
      <text:p text:style-name="Standard"/>
      <text:p text:style-name="Standard">clrscr();</text:p>
      <text:p text:style-name="Standard">gotoxy(23,5);</text:p>
      <text:p text:style-name="Standard">printf("-------------Login Zone---------);</text:p>
      <text:p text:style-name="Standard">gotoxy(23,7);</text:p>
      <text:p text:style-name="Standard"/>
      <text:p text:style-name="Standard">fp = fopen() */</text:p>
      <text:p text:style-name="Standard"/>
      <text:p text:style-name="Standard">void signup(){</text:p>
      <text:p text:style-name="Standard">char c;</text:p>
      <text:p text:style-name="Standard">fp = fopen("record.bin","ab");//ab= append binary</text:p>
      <text:p text:style-name="Standard">clrscr();</text:p>
      <text:p text:style-name="Standard">gotoxy(23,5);</text:p>
      <text:p text:style-name="Standard">printf("----------SignUp Zone-----------");</text:p>
      <text:p text:style-name="Standard">gotoxy(23,7);</text:p>
      <text:p text:style-name="Standard">printf("Set Username <text:s text:c="9"/>:");</text:p>
      <text:p text:style-name="Standard">gets(s.useranme);</text:p>
      <text:p text:style-name="Standard"/>
      <text:p text:style-name="Standard">goto(23,9);</text:p>
      <text:p text:style-name="Standard">printf("Set Password <text:s text:c="6"/>:");</text:p>
      <text:p text:style-name="Standard">for(i=0;c=getche()!=13;i++)//ASCII CODE FOR ENTER = 13</text:p>
      <text:p text:style-name="Standard"><text:soft-page-break/>{</text:p>
      <text:p text:style-name="Standard">s.password[i]=c;</text:p>
      <text:p text:style-name="Standard"/>
      <text:p text:style-name="Standard">}</text:p>
      <text:p text:style-name="Standard">gotoxy(23,11);</text:p>
      <text:p text:style-name="Standard">printf("Press Enter to continue....");</text:p>
      <text:p text:style-name="Standard">if(getch()==13)</text:p>
      <text:p text:style-name="Standard">{</text:p>
      <text:p text:style-name="Standard">fwrite(&amp;s,sizeof(s),1,fp);</text:p>
      <text:p text:style-name="Standard">gotoxy(23,13);</text:p>
      <text:p text:style-name="Standard">cprintf("\nInformation Saved..");</text:p>
      <text:p text:style-name="Standard">}</text:p>
      <text:p text:style-name="Standard">else</text:p>
      <text:p text:style-name="Standard">return;</text:p>
      <text:p text:style-name="Standard">fclose(fp);</text:p>
      <text:p text:style-name="Standard"/>
      <text:p text:style-name="Standard">getch(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}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2:46:11.093522427</meta:creation-date>
    <dc:date>2022-05-10T12:46:56.989945104</dc:date>
    <meta:editing-duration>PT53S</meta:editing-duration>
    <meta:editing-cycles>1</meta:editing-cycles>
    <meta:document-statistic meta:table-count="0" meta:image-count="0" meta:object-count="0" meta:page-count="4" meta:paragraph-count="151" meta:word-count="269" meta:character-count="2206" meta:non-whitespace-character-count="2083"/>
    <meta:generator>LibreOffice/6.4.7.2$Linux_X86_64 LibreOffice_project/40$Build-2</meta:generator>
  </office:meta>
</office:document-meta>
</file>